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1cm" svg:height="3.2cm" svg:x="1.3cm" svg:y="6.1cm">
          <text:p text:style-name="P1"><text:span text:style-name="T1">2001</text:span></text:p>
          <text:p text:style-name="P1"><text:span text:style-name="T2">Evênement1</text:span></text:p>
          <text:p text:style-name="P1"><text:span text:style-name="T2">...</text:span></text:p>
          <text:p text:style-name="P1"><text:span text:style-name="T1"/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cm" svg:height="3.2cm" svg:x="5.7cm" svg:y="6.1cm">
          <text:p text:style-name="P1"><text:span text:style-name="T1">2007</text:span></text:p>
          <text:p text:style-name="P1"><text:span text:style-name="T2">Evênement1</text:span></text:p>
          <text:p text:style-name="P1"><text:span text:style-name="T2">...</text:span></text:p>
          <text:p text:style-name="P1"><text:span text:style-name="T1"/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cm" svg:height="3.2cm" svg:x="10.1cm" svg:y="6.1cm">
          <text:p text:style-name="P1"><text:span text:style-name="T1">20014</text:span></text:p>
          <text:p text:style-name="P1"><text:span text:style-name="T2">Evênement1</text:span></text:p>
          <text:p text:style-name="P1"><text:span text:style-name="T2">...</text:span></text:p>
          <text:p text:style-name="P1"><text:span text:style-name="T1"/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1cm" svg:height="3.2cm" svg:x="14.5cm" svg:y="6.1cm">
          <text:p text:style-name="P1"><text:span text:style-name="T1">2016</text:span></text:p>
          <text:p text:style-name="P1"><text:span text:style-name="T2">Evênement1</text:span></text:p>
          <text:p text:style-name="P1"><text:span text:style-name="T2">...</text:span></text:p>
          <text:p text:style-name="P1"><text:span text:style-name="T1"/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5-14T18:12:22.20</meta:creation-date>
    <dc:date>2017-05-14T18:16:08.72</dc:date>
    <dc:creator>Nicolas Scotto Di Perto</dc:creator>
    <meta:editing-duration>PT3M46S</meta:editing-duration>
    <meta:editing-cycles>1</meta:editing-cycles>
    <meta:document-statistic meta:object-count="4"/>
    <meta:generator>OpenOffice/4.1.3$Win32 OpenOffice.org_project/413m1$Build-9783</meta:generator>
  </office:meta>
</office:document-meta>
</file>